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255cm" svg:y="0.2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19:50.306883365</dc:date>
    <meta:editing-duration>PT3H26M46S</meta:editing-duration>
    <meta:editing-cycles>41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733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5013824577866">
                <text:p>0.04550138245778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440870394816645">
                <text:p>0.0440870394816645</text:p>
              </table:table-cell>
              <table:table-cell office:value-type="float" office:value="0.65">
                <text:p>0.65</text:p>
              </table:table-cell>
              <table:table-cell office:value-type="float" office:value="0.0427248334214682">
                <text:p>0.0427248334214682</text:p>
              </table:table-cell>
              <table:table-cell office:value-type="float" office:value="0.641666666666667">
                <text:p>0.641666666666667</text:p>
              </table:table-cell>
              <table:table-cell office:value-type="float" office:value="0.0453848856587606">
                <text:p>0.0453848856587606</text:p>
              </table:table-cell>
              <table:table-cell office:value-type="float" office:value="0.658333333333333">
                <text:p>0.658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2216475049467">
                <text:p>0.0772216475049467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0671387181467087">
                <text:p>0.0671387181467087</text:p>
              </table:table-cell>
              <table:table-cell office:value-type="float" office:value="0.525">
                <text:p>0.525</text:p>
              </table:table-cell>
              <table:table-cell office:value-type="float" office:value="0.0663912646967296">
                <text:p>0.0663912646967296</text:p>
              </table:table-cell>
              <table:table-cell office:value-type="float" office:value="0.525">
                <text:p>0.525</text:p>
              </table:table-cell>
              <table:table-cell office:value-type="float" office:value="0.0750283142402404">
                <text:p>0.0750283142402404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3597150713765">
                <text:p>0.0953597150713765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79095592635731">
                <text:p>0.079095592635731</text:p>
              </table:table-cell>
              <table:table-cell office:value-type="float" office:value="0.425">
                <text:p>0.425</text:p>
              </table:table-cell>
              <table:table-cell office:value-type="float" office:value="0.0788976994784466">
                <text:p>0.0788976994784466</text:p>
              </table:table-cell>
              <table:table-cell office:value-type="float" office:value="0.425">
                <text:p>0.425</text:p>
              </table:table-cell>
              <table:table-cell office:value-type="float" office:value="0.0933639159820485">
                <text:p>0.09336391598204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037876992298">
                <text:p>0.112037876992298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0893937137361081">
                <text:p>0.0893937137361081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0881488298750577">
                <text:p>0.0881488298750577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110663893840859">
                <text:p>0.110663893840859</text:p>
              </table:table-cell>
              <table:table-cell office:value-type="float" office:value="0.45625">
                <text:p>0.4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85007123845">
                <text:p>0.125685007123845</text:p>
              </table:table-cell>
              <table:table-cell office:value-type="float" office:value="0.425">
                <text:p>0.425</text:p>
              </table:table-cell>
              <table:table-cell office:value-type="float" office:value="0.0988214020376883">
                <text:p>0.0988214020376883</text:p>
              </table:table-cell>
              <table:table-cell office:value-type="float" office:value="0.323333333333333">
                <text:p>0.323333333333333</text:p>
              </table:table-cell>
              <table:table-cell office:value-type="float" office:value="0.0954928214047746">
                <text:p>0.0954928214047746</text:p>
              </table:table-cell>
              <table:table-cell office:value-type="float" office:value="0.32">
                <text:p>0.32</text:p>
              </table:table-cell>
              <table:table-cell office:value-type="float" office:value="0.127290107667504">
                <text:p>0.127290107667504</text:p>
              </table:table-cell>
              <table:table-cell office:value-type="float" office:value="0.421666666666667">
                <text:p>0.42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583165552934">
                <text:p>0.140583165552934</text:p>
              </table:table-cell>
              <table:table-cell office:value-type="float" office:value="0.398611111111111">
                <text:p>0.398611111111111</text:p>
              </table:table-cell>
              <table:table-cell office:value-type="float" office:value="0.104097361266013">
                <text:p>0.104097361266013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107163645804786">
                <text:p>0.107163645804786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139987414326294">
                <text:p>0.139987414326294</text:p>
              </table:table-cell>
              <table:table-cell office:value-type="float" office:value="0.394444444444444">
                <text:p>0.39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753213528884">
                <text:p>0.150753213528884</text:p>
              </table:table-cell>
              <table:table-cell office:value-type="float" office:value="0.377380952380952">
                <text:p>0.377380952380952</text:p>
              </table:table-cell>
              <table:table-cell office:value-type="float" office:value="0.110310557620835">
                <text:p>0.110310557620835</text:p>
              </table:table-cell>
              <table:table-cell office:value-type="float" office:value="0.255952380952381">
                <text:p>0.255952380952381</text:p>
              </table:table-cell>
              <table:table-cell office:value-type="float" office:value="0.115159891918736">
                <text:p>0.115159891918736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150036906515214">
                <text:p>0.150036906515214</text:p>
              </table:table-cell>
              <table:table-cell office:value-type="float" office:value="0.369047619047619">
                <text:p>0.369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9829628965091">
                <text:p>0.159829628965091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0.115791003612666">
                <text:p>0.115791003612666</text:p>
              </table:table-cell>
              <table:table-cell office:value-type="float" office:value="0.238541666666667">
                <text:p>0.238541666666667</text:p>
              </table:table-cell>
              <table:table-cell office:value-type="float" office:value="0.118400682601124">
                <text:p>0.118400682601124</text:p>
              </table:table-cell>
              <table:table-cell office:value-type="float" office:value="0.246875">
                <text:p>0.246875</text:p>
              </table:table-cell>
              <table:table-cell office:value-type="float" office:value="0.16144546082577">
                <text:p>0.16144546082577</text:p>
              </table:table-cell>
              <table:table-cell office:value-type="float" office:value="0.355208333333333">
                <text:p>0.355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8381717479708">
                <text:p>0.168381717479708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4473771171213">
                <text:p>0.12447377117121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24831021223815">
                <text:p>0.124831021223815</text:p>
              </table:table-cell>
              <table:table-cell office:value-type="float" office:value="0.234259259259259">
                <text:p>0.234259259259259</text:p>
              </table:table-cell>
              <table:table-cell office:value-type="float" office:value="0.172763592519735">
                <text:p>0.172763592519735</text:p>
              </table:table-cell>
              <table:table-cell office:value-type="float" office:value="0.343518518518518">
                <text:p>0.343518518518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9857750526204">
                <text:p>0.179857750526204</text:p>
              </table:table-cell>
              <table:table-cell office:value-type="float" office:value="0.335">
                <text:p>0.335</text:p>
              </table:table-cell>
              <table:table-cell office:value-type="float" office:value="0.129359505287475">
                <text:p>0.129359505287475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128046969065402">
                <text:p>0.128046969065402</text:p>
              </table:table-cell>
              <table:table-cell office:value-type="float" office:value="0.218333333333333">
                <text:p>0.218333333333333</text:p>
              </table:table-cell>
              <table:table-cell office:value-type="float" office:value="0.189355775425063">
                <text:p>0.189355775425063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66984336292">
                <text:p>0.191566984336292</text:p>
              </table:table-cell>
              <table:table-cell office:value-type="float" office:value="0.324242424242424">
                <text:p>0.324242424242424</text:p>
              </table:table-cell>
              <table:table-cell office:value-type="float" office:value="0.136152867618858">
                <text:p>0.136152867618858</text:p>
              </table:table-cell>
              <table:table-cell office:value-type="float" office:value="0.211363636363637">
                <text:p>0.211363636363637</text:p>
              </table:table-cell>
              <table:table-cell office:value-type="float" office:value="0.133993947567064">
                <text:p>0.133993947567064</text:p>
              </table:table-cell>
              <table:table-cell office:value-type="float" office:value="0.209848484848485">
                <text:p>0.209848484848485</text:p>
              </table:table-cell>
              <table:table-cell office:value-type="float" office:value="0.198303538869517">
                <text:p>0.198303538869517</text:p>
              </table:table-cell>
              <table:table-cell office:value-type="float" office:value="0.328030303030303">
                <text:p>0.328030303030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2624532724">
                <text:p>0.2012624532724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142740619393458">
                <text:p>0.142740619393458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0.139645621719378">
                <text:p>0.139645621719378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0.204390035325035">
                <text:p>0.204390035325035</text:p>
              </table:table-cell>
              <table:table-cell office:value-type="float" office:value="0.313888888888889">
                <text:p>0.313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560549410505">
                <text:p>0.209560549410505</text:p>
              </table:table-cell>
              <table:table-cell office:value-type="float" office:value="0.302564102564102">
                <text:p>0.302564102564102</text:p>
              </table:table-cell>
              <table:table-cell office:value-type="float" office:value="0.15131715039318">
                <text:p>0.15131715039318</text:p>
              </table:table-cell>
              <table:table-cell office:value-type="float" office:value="0.200641025641025">
                <text:p>0.200641025641025</text:p>
              </table:table-cell>
              <table:table-cell office:value-type="float" office:value="0.148556173019726">
                <text:p>0.148556173019726</text:p>
              </table:table-cell>
              <table:table-cell office:value-type="float" office:value="0.196794871794871">
                <text:p>0.196794871794871</text:p>
              </table:table-cell>
              <table:table-cell office:value-type="float" office:value="0.211735283399786">
                <text:p>0.211735283399786</text:p>
              </table:table-cell>
              <table:table-cell office:value-type="float" office:value="0.301282051282051">
                <text:p>0.301282051282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535030156361">
                <text:p>0.215535030156361</text:p>
              </table:table-cell>
              <table:table-cell office:value-type="float" office:value="0.290476190476191">
                <text:p>0.290476190476191</text:p>
              </table:table-cell>
              <table:table-cell office:value-type="float" office:value="0.156843219944269">
                <text:p>0.156843219944269</text:p>
              </table:table-cell>
              <table:table-cell office:value-type="float" office:value="0.193452380952381">
                <text:p>0.193452380952381</text:p>
              </table:table-cell>
              <table:table-cell office:value-type="float" office:value="0.155743573508269">
                <text:p>0.15574357350826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17192159179544">
                <text:p>0.217192159179544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531283655783">
                <text:p>0.221531283655783</text:p>
              </table:table-cell>
              <table:table-cell office:value-type="float" office:value="0.282222222222222">
                <text:p>0.282222222222222</text:p>
              </table:table-cell>
              <table:table-cell office:value-type="float" office:value="0.166418872603291">
                <text:p>0.166418872603291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164117432507615">
                <text:p>0.164117432507615</text:p>
              </table:table-cell>
              <table:table-cell office:value-type="float" office:value="0.19">
                <text:p>0.19</text:p>
              </table:table-cell>
              <table:table-cell office:value-type="float" office:value="0.224487394765858">
                <text:p>0.2244873947658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898117505299">
                <text:p>0.229898117505299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172144198655429">
                <text:p>0.172144198655429</text:p>
              </table:table-cell>
              <table:table-cell office:value-type="float" office:value="0.190104166666667">
                <text:p>0.190104166666667</text:p>
              </table:table-cell>
              <table:table-cell office:value-type="float" office:value="0.166135508632347">
                <text:p>0.166135508632347</text:p>
              </table:table-cell>
              <table:table-cell office:value-type="float" office:value="0.181770833333333">
                <text:p>0.181770833333333</text:p>
              </table:table-cell>
              <table:table-cell office:value-type="float" office:value="0.22970698314093">
                <text:p>0.22970698314093</text:p>
              </table:table-cell>
              <table:table-cell office:value-type="float" office:value="0.269791666666667">
                <text:p>0.2697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585602201137">
                <text:p>0.235585602201137</text:p>
              </table:table-cell>
              <table:table-cell office:value-type="float" office:value="0.269117647058823">
                <text:p>0.269117647058823</text:p>
              </table:table-cell>
              <table:table-cell office:value-type="float" office:value="0.176928484969481">
                <text:p>0.176928484969481</text:p>
              </table:table-cell>
              <table:table-cell office:value-type="float" office:value="0.186274509803921">
                <text:p>0.186274509803921</text:p>
              </table:table-cell>
              <table:table-cell office:value-type="float" office:value="0.174765005658219">
                <text:p>0.174765005658219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236310114590611">
                <text:p>0.236310114590611</text:p>
              </table:table-cell>
              <table:table-cell office:value-type="float" office:value="0.263235294117647">
                <text:p>0.263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1649573573189">
                <text:p>0.241649573573189</text:p>
              </table:table-cell>
              <table:table-cell office:value-type="float" office:value="0.261574074074074">
                <text:p>0.261574074074074</text:p>
              </table:table-cell>
              <table:table-cell office:value-type="float" office:value="0.181641833437776">
                <text:p>0.181641833437776</text:p>
              </table:table-cell>
              <table:table-cell office:value-type="float" office:value="0.181481481481481">
                <text:p>0.181481481481481</text:p>
              </table:table-cell>
              <table:table-cell office:value-type="float" office:value="0.178310021516489">
                <text:p>0.178310021516489</text:p>
              </table:table-cell>
              <table:table-cell office:value-type="float" office:value="0.175">
                <text:p>0.175</text:p>
              </table:table-cell>
              <table:table-cell office:value-type="float" office:value="0.241109863263983">
                <text:p>0.241109863263983</text:p>
              </table:table-cell>
              <table:table-cell office:value-type="float" office:value="0.255092592592593">
                <text:p>0.25509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276029633236">
                <text:p>0.248276029633236</text:p>
              </table:table-cell>
              <table:table-cell office:value-type="float" office:value="0.255701754385965">
                <text:p>0.255701754385965</text:p>
              </table:table-cell>
              <table:table-cell office:value-type="float" office:value="0.188932447073815">
                <text:p>0.188932447073815</text:p>
              </table:table-cell>
              <table:table-cell office:value-type="float" office:value="0.178508771929824">
                <text:p>0.178508771929824</text:p>
              </table:table-cell>
              <table:table-cell office:value-type="float" office:value="0.184487049300553">
                <text:p>0.184487049300553</text:p>
              </table:table-cell>
              <table:table-cell office:value-type="float" office:value="0.171929824561403">
                <text:p>0.171929824561403</text:p>
              </table:table-cell>
              <table:table-cell office:value-type="float" office:value="0.246264624875267">
                <text:p>0.246264624875267</text:p>
              </table:table-cell>
              <table:table-cell office:value-type="float" office:value="0.248684210526316">
                <text:p>0.24868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578774187516">
                <text:p>0.256578774187516</text:p>
              </table:table-cell>
              <table:table-cell office:value-type="float" office:value="0.2525">
                <text:p>0.2525</text:p>
              </table:table-cell>
              <table:table-cell office:value-type="float" office:value="0.195552541994696">
                <text:p>0.195552541994696</text:p>
              </table:table-cell>
              <table:table-cell office:value-type="float" office:value="0.175416666666667">
                <text:p>0.175416666666667</text:p>
              </table:table-cell>
              <table:table-cell office:value-type="float" office:value="0.193883056899565">
                <text:p>0.193883056899565</text:p>
              </table:table-cell>
              <table:table-cell office:value-type="float" office:value="0.17125">
                <text:p>0.17125</text:p>
              </table:table-cell>
              <table:table-cell office:value-type="float" office:value="0.249495219478872">
                <text:p>0.2494952194788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2606468583749">
                <text:p>0.262606468583749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202097496024859">
                <text:p>0.202097496024859</text:p>
              </table:table-cell>
              <table:table-cell office:value-type="float" office:value="0.173015873015873">
                <text:p>0.173015873015873</text:p>
              </table:table-cell>
              <table:table-cell office:value-type="float" office:value="0.200902369866511">
                <text:p>0.200902369866511</text:p>
              </table:table-cell>
              <table:table-cell office:value-type="float" office:value="0.17063492063492">
                <text:p>0.17063492063492</text:p>
              </table:table-cell>
              <table:table-cell office:value-type="float" office:value="0.254946540810641">
                <text:p>0.254946540810641</text:p>
              </table:table-cell>
              <table:table-cell office:value-type="float" office:value="0.234523809523809">
                <text:p>0.23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9158603450024">
                <text:p>0.269158603450024</text:p>
              </table:table-cell>
              <table:table-cell office:value-type="float" office:value="0.242045454545455">
                <text:p>0.242045454545455</text:p>
              </table:table-cell>
              <table:table-cell office:value-type="float" office:value="0.206287940248917">
                <text:p>0.206287940248917</text:p>
              </table:table-cell>
              <table:table-cell office:value-type="float" office:value="0.170454545454546">
                <text:p>0.170454545454546</text:p>
              </table:table-cell>
              <table:table-cell office:value-type="float" office:value="0.206627992913174">
                <text:p>0.206627992913174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26000370639618">
                <text:p>0.26000370639618</text:p>
              </table:table-cell>
              <table:table-cell office:value-type="float" office:value="0.228787878787879">
                <text:p>0.228787878787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864679352145">
                <text:p>0.273864679352145</text:p>
              </table:table-cell>
              <table:table-cell office:value-type="float" office:value="0.235869565217391">
                <text:p>0.235869565217391</text:p>
              </table:table-cell>
              <table:table-cell office:value-type="float" office:value="0.213136577698688">
                <text:p>0.213136577698688</text:p>
              </table:table-cell>
              <table:table-cell office:value-type="float" office:value="0.169202898550725">
                <text:p>0.169202898550725</text:p>
              </table:table-cell>
              <table:table-cell office:value-type="float" office:value="0.210770214472899">
                <text:p>0.210770214472899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263252435815688">
                <text:p>0.263252435815688</text:p>
              </table:table-cell>
              <table:table-cell office:value-type="float" office:value="0.223188405797101">
                <text:p>0.223188405797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9819720307048">
                <text:p>0.279819720307048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17581346093655">
                <text:p>0.21758134609365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5360402740436">
                <text:p>0.21536040274043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267223318371609">
                <text:p>0.267223318371609</text:p>
              </table:table-cell>
              <table:table-cell office:value-type="float" office:value="0.218402777777778">
                <text:p>0.218402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582135504668">
                <text:p>0.282582135504668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222589977281821">
                <text:p>0.222589977281821</text:p>
              </table:table-cell>
              <table:table-cell office:value-type="float" office:value="0.164333333333333">
                <text:p>0.164333333333333</text:p>
              </table:table-cell>
              <table:table-cell office:value-type="float" office:value="0.221256424127014">
                <text:p>0.221256424127014</text:p>
              </table:table-cell>
              <table:table-cell office:value-type="float" office:value="0.162333333333333">
                <text:p>0.162333333333333</text:p>
              </table:table-cell>
              <table:table-cell office:value-type="float" office:value="0.272267764967038">
                <text:p>0.27226776496703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555842558876">
                <text:p>0.286555842558876</text:p>
              </table:table-cell>
              <table:table-cell office:value-type="float" office:value="0.222115384615385">
                <text:p>0.222115384615385</text:p>
              </table:table-cell>
              <table:table-cell office:value-type="float" office:value="0.227379123325969">
                <text:p>0.227379123325969</text:p>
              </table:table-cell>
              <table:table-cell office:value-type="float" office:value="0.161858974358974">
                <text:p>0.161858974358974</text:p>
              </table:table-cell>
              <table:table-cell office:value-type="float" office:value="0.225208927287369">
                <text:p>0.225208927287369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0.279020560311171">
                <text:p>0.279020560311171</text:p>
              </table:table-cell>
              <table:table-cell office:value-type="float" office:value="0.213141025641026">
                <text:p>0.213141025641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1512742410278">
                <text:p>0.291512742410278</text:p>
              </table:table-cell>
              <table:table-cell office:value-type="float" office:value="0.21820987654321">
                <text:p>0.21820987654321</text:p>
              </table:table-cell>
              <table:table-cell office:value-type="float" office:value="0.229678605882351">
                <text:p>0.22967860588235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28204526142818">
                <text:p>0.228204526142818</text:p>
              </table:table-cell>
              <table:table-cell office:value-type="float" office:value="0.157716049382716">
                <text:p>0.157716049382716</text:p>
              </table:table-cell>
              <table:table-cell office:value-type="float" office:value="0.284227929261899">
                <text:p>0.284227929261899</text:p>
              </table:table-cell>
              <table:table-cell office:value-type="float" office:value="0.210185185185185">
                <text:p>0.21018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4579857100111">
                <text:p>0.294579857100111</text:p>
              </table:table-cell>
              <table:table-cell office:value-type="float" office:value="0.2125">
                <text:p>0.2125</text:p>
              </table:table-cell>
              <table:table-cell office:value-type="float" office:value="0.236628574543741">
                <text:p>0.236628574543741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230467767226616">
                <text:p>0.230467767226616</text:p>
              </table:table-cell>
              <table:table-cell office:value-type="float" office:value="0.155059523809524">
                <text:p>0.155059523809524</text:p>
              </table:table-cell>
              <table:table-cell office:value-type="float" office:value="0.288109413887498">
                <text:p>0.288109413887498</text:p>
              </table:table-cell>
              <table:table-cell office:value-type="float" office:value="0.206547619047619">
                <text:p>0.2065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0070684715396">
                <text:p>0.300070684715396</text:p>
              </table:table-cell>
              <table:table-cell office:value-type="float" office:value="0.210344827586207">
                <text:p>0.210344827586207</text:p>
              </table:table-cell>
              <table:table-cell office:value-type="float" office:value="0.24067809341657">
                <text:p>0.24067809341657</text:p>
              </table:table-cell>
              <table:table-cell office:value-type="float" office:value="0.155459770114943">
                <text:p>0.155459770114943</text:p>
              </table:table-cell>
              <table:table-cell office:value-type="float" office:value="0.23360287445301">
                <text:p>0.23360287445301</text:p>
              </table:table-cell>
              <table:table-cell office:value-type="float" office:value="0.152298850574713">
                <text:p>0.152298850574713</text:p>
              </table:table-cell>
              <table:table-cell office:value-type="float" office:value="0.291374574390723">
                <text:p>0.291374574390723</text:p>
              </table:table-cell>
              <table:table-cell office:value-type="float" office:value="0.202298850574713">
                <text:p>0.202298850574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6595769328676">
                <text:p>0.306595769328676</text:p>
              </table:table-cell>
              <table:table-cell office:value-type="float" office:value="0.208055555555556">
                <text:p>0.208055555555556</text:p>
              </table:table-cell>
              <table:table-cell office:value-type="float" office:value="0.243135042105136">
                <text:p>0.243135042105136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36583045132016">
                <text:p>0.236583045132016</text:p>
              </table:table-cell>
              <table:table-cell office:value-type="float" office:value="0.15">
                <text:p>0.15</text:p>
              </table:table-cell>
              <table:table-cell office:value-type="float" office:value="0.296429193199786">
                <text:p>0.296429193199786</text:p>
              </table:table-cell>
              <table:table-cell office:value-type="float" office:value="0.198888888888889">
                <text:p>0.198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